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3146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un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10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415" calcext:value-type="float">
            <text:p>1229.415</text:p>
          </table:table-cell>
          <table:table-cell office:value-type="float" office:value="1260.733" calcext:value-type="float">
            <text:p>126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10:01:02.433716944</dc:date>
    <meta:generator>LibreOffice/4.2.7.2$Linux_X86_64 LibreOffice_project/420m0$Build-2</meta:generator>
    <meta:editing-duration>PT50S</meta:editing-duration>
    <meta:editing-cycles>3</meta:editing-cycles>
    <meta:document-statistic meta:table-count="1" meta:cell-count="165" meta:object-count="0"/>
  </office:meta>
</office:document-meta>
</file>